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Wingdings 2" svg:font-family="'Wingdings 2'" style:font-charset="x-symbol"/>
    <style:font-face style:name="Google Sans" svg:font-family="'Google Sans', Roboto, Arial, sans-serif"/>
    <style:font-face style:name="OpenSymbol1" svg:font-family="OpenSymbol"/>
    <style:font-face style:name="OpenSymbol" svg:font-family="OpenSymbol, 'Arial Unicode MS'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Arimo" svg:font-family="Arimo, 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4"/>
    <style:style style:name="P4" style:family="paragraph" style:parent-style-name="Text_20_body" style:list-style-name="L5"/>
    <style:style style:name="P5" style:family="paragraph" style:parent-style-name="Text_20_body" style:list-style-name="WW8Num4"/>
    <style:style style:name="P6" style:family="paragraph" style:parent-style-name="Text_20_body" style:list-style-name="L6"/>
    <style:style style:name="P7" style:family="paragraph" style:parent-style-name="Text_20_body" style:list-style-name="L9"/>
    <style:style style:name="P8" style:family="paragraph" style:parent-style-name="Text_20_body" style:list-style-name="L10"/>
    <style:style style:name="P9" style:family="paragraph" style:parent-style-name="Text_20_body" style:list-style-name="L11"/>
    <style:style style:name="P10" style:family="paragraph" style:parent-style-name="Text_20_body" style:list-style-name="L13"/>
    <style:style style:name="P11" style:family="paragraph" style:parent-style-name="Text_20_body" style:list-style-name="L14"/>
    <style:style style:name="P12" style:family="paragraph" style:parent-style-name="Text_20_body" style:list-style-name="L15"/>
    <style:style style:name="P13" style:family="paragraph" style:parent-style-name="Text_20_body" style:list-style-name="L16"/>
    <style:style style:name="P14" style:family="paragraph" style:parent-style-name="Text_20_body" style:list-style-name="L18"/>
    <style:style style:name="P15" style:family="paragraph" style:parent-style-name="Text_20_body" style:list-style-name="L19"/>
    <style:style style:name="P16" style:family="paragraph" style:parent-style-name="Text_20_body" style:list-style-name="L20"/>
    <style:style style:name="P17" style:family="paragraph" style:parent-style-name="Text_20_body" style:list-style-name="L21"/>
    <style:style style:name="P18" style:family="paragraph" style:parent-style-name="Text_20_body" style:list-style-name="L22"/>
    <style:style style:name="P19" style:family="paragraph" style:parent-style-name="Text_20_body">
      <style:text-properties fo:font-weight="bold" style:font-weight-asian="bold" style:font-weight-complex="bold"/>
    </style:style>
    <style:style style:name="P20" style:family="paragraph" style:parent-style-name="Standard" style:list-style-name="WW8Num9"/>
    <style:style style:name="P21" style:family="paragraph" style:parent-style-name="Standard" style:list-style-name="WW8Num4"/>
    <style:style style:name="P22" style:family="paragraph" style:parent-style-name="Standard" style:list-style-name="WW8Num9"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center" style:justify-single-word="false">
        <style:tab-stops>
          <style:tab-stop style:position="3in" style:type="center"/>
          <style:tab-stop style:position="6in" style:type="right"/>
        </style:tab-stops>
      </style:paragraph-properties>
    </style:style>
    <style:style style:name="P24" style:family="paragraph" style:parent-style-name="Standard" style:list-style-name="L8"/>
    <style:style style:name="P25" style:family="paragraph" style:parent-style-name="Standard" style:list-style-name="L16"/>
    <style:style style:name="P26" style:family="paragraph" style:parent-style-name="Title">
      <style:text-properties fo:font-size="10pt" style:font-size-asian="10pt" style:font-size-complex="10pt"/>
    </style:style>
    <style:style style:name="P27" style:family="paragraph" style:parent-style-name="Title" style:master-page-name="Standard">
      <style:paragraph-properties style:page-number="auto"/>
    </style:style>
    <style:style style:name="P28" style:family="paragraph" style:parent-style-name="Heading_20_1">
      <style:paragraph-properties fo:margin-top="0.1201in" fo:margin-bottom="0.0598in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/>
    </style:style>
    <style:style style:name="Sect1" style:family="section">
      <style:section-properties style:writing-mode="lr-tb" style:editable="false">
        <style:columns fo:column-count="2" fo:column-gap="0in">
          <style:column style:rel-width="32767*" fo:start-indent="0in" fo:end-indent="0in"/>
          <style:column style:rel-width="32767*" fo:start-indent="0in" fo:end-indent="0in"/>
        </style:columns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">Jason Laumeister</text:span><text:tab/><text:tab/><text:tab/><text:tab/><text:tab/><text:tab/><text:span text:style-name="T1">jason.laumeister@gmail.com</text:span></text:p>
      <text:p text:style-name="Title"><text:span text:style-name="T3">Engineering Team Manager<text:tab/><text:tab/><text:tab/><text:tab/><text:tab/><text:tab/></text:span><text:a xlink:type="simple" xlink:href="https://www.jasonlaumeister.com/" text:style-name="Internet_20_link" text:visited-style-name="Visited_20_Internet_20_Link"><text:span text:style-name="T4">https://www.jasonlaumeister.com</text:span></text:a><text:span text:style-name="T4"> </text:span></text:p>
      <text:p text:style-name="Title"><text:span text:style-name="T3">Senior Software Engineer and Architect, Full Stack<text:tab/><text:tab/><text:tab/></text:span><text:span text:style-name="T4">https://github.com/jason-laumeister</text:span></text:p>
      <text:p text:style-name="Title"><text:span text:style-name="T3">Professional Services and Technical Consulting</text:span></text:p>
      <text:list xml:id="list8643665510257738666" text:style-name="Outline">
        <text:list-item>
          <text:h text:style-name="Heading_20_1" text:outline-level="1"><text:span text:style-name="Strong_20_Emphasis">Professional Summary:</text:span></text:h>
        </text:list-item>
      </text:list>
      <text:p text:style-name="Text_20_body">Experienced engineering leader with a proven track record in full-stack development, product delivery, and technical consulting. <text:line-break/><text:line-break/>Expertise in leading cross-functional engineering teams, delivering complex software projects, and integrating large-scale systems across industries such as eCommerce, financial services, and manufacturing. <text:line-break/></text:p>
      <text:list xml:id="list470658307" text:continue-numbering="true" text:style-name="Outline">
        <text:list-item>
          <text:h text:style-name="Heading_20_1" text:outline-level="1">Areas of Specialization:</text:h>
        </text:list-item>
      </text:list>
      <text:section text:style-name="Sect1" text:name="Section1">
        <text:list xml:id="list5220061589930100641" text:style-name="WW8Num9">
          <text:list-item>
            <text:p text:style-name="P20"><text:span text:style-name="T2">Software Product Development &amp; Systems Architecture</text:span> from requirements definition through design, implementation, and delivery.<text:line-break/></text:p>
          </text:list-item>
          <text:list-item>
            <text:p text:style-name="P20"><text:span text:style-name="T2">Engineering Team Management focused on collaboration, performance, and retention. <text:line-break/></text:span></text:p>
          </text:list-item>
          <text:list-item>
            <text:p text:style-name="P20"><text:span text:style-name="T2">Implementation of Agile methodologies and repeatable processes. </text:span><text:line-break/></text:p>
          </text:list-item>
          <text:list-item>
            <text:p text:style-name="P20"><text:span text:style-name="T2">Multi-Vendor System Integration</text:span> of third-party platforms and APIs across complex distributed environments. <text:line-break/></text:p>
          </text:list-item>
          <text:list-item>
            <text:p text:style-name="P20"><text:span text:style-name="T2">Design and deployment of RESTful &amp; Stateful APIs</text:span>, ORM layers, and high-performance relational and non-relational databases.<text:line-break/></text:p>
          </text:list-item>
          <text:list-item>
            <text:p text:style-name="P20">Development of secure, scalable online <text:span text:style-name="T2">commerce platforms, payment gateways, and financial data integration layers</text:span>.<text:line-break/></text:p>
          </text:list-item>
          <text:list-item>
            <text:p text:style-name="P20">Architecture and development of <text:span text:style-name="T2">merchandising solutions with dynamic cataloging and inventory management</text:span><text:span text:style-name="T5">.<text:line-break/></text:span></text:p>
          </text:list-item>
          <text:list-item>
            <text:p text:style-name="P22">CIAM / IAM Implementation &amp; Security Best Practices including identity frameworks, SSO, and authentication/authorization protocols.</text:p>
            <text:p text:style-name="P22"/>
          </text:list-item>
          <text:list-item>
            <text:p text:style-name="P22">3D Printing &amp; Custom Manufacturing Software.<text:line-break/></text:p>
          </text:list-item>
          <text:list-item>
            <text:p text:style-name="P20"><text:span text:style-name="T2">Blockchain technologies</text:span> including smart contracts and decentralized apps (dApps).<text:line-break/></text:p>
          </text:list-item>
        </text:list>
        <text:p text:style-name="Standard"/>
        <text:p text:style-name="Standard"/>
        <text:p text:style-name="Standard"/>
      </text:section>
      <text:section text:style-name="Sect2" text:name="Section4">
        <text:list xml:id="list554056984" text:continue-list="list470658307" text:style-name="Outline">
          <text:list-item>
            <text:h text:style-name="P28" text:outline-level="1">Professional Experience</text:h>
          </text:list-item>
        </text:list>
        <text:p text:style-name="P19">Senior Developer (stealth startup)</text:p>
        <text:p text:style-name="Text_20_body">December 2024 to April 2025 </text:p>
        <text:p text:style-name="Text_20_body">Led the design and development of an Integration Platform as a Service (iPaaS) solution, focusing on scalable architecture, system interoperability, seamless data integration across diverse applications including LLM AI.</text:p>
        <text:p text:style-name="Text_20_body"/>
        <text:p text:style-name="Text_20_body"><text:span text:style-name="Strong_20_Emphasis">Senior Developer</text:span><text:line-break/><text:span text:style-name="Emphasis">Stealth Startup</text:span> | Dec 2024 – Apr 2025</text:p>
        <text:p text:style-name="Text_20_body">Led the architecture and development of an Integration Platform as a Service (iPaaS) solution.</text:p>
        <text:list xml:id="list2807303157002871409" text:style-name="L8">
          <text:list-item>
            <text:p text:style-name="P24">Focused on scalable architecture, system interoperability, and seamless data integration across diverse applications.</text:p>
          </text:list-item>
        </text:list>
        <text:p text:style-name="Standard"/>
        <text:p text:style-name="Text_20_body"><text:span text:style-name="Strong_20_Emphasis">Horse Ranch Manager | Board Member, Recio Trust</text:span> <text:span text:style-name="Emphasis">(Sabbatical)</text:span><text:line-break/><text:span text:style-name="Emphasis">Private Estate &amp; 501(c)(3) Organization</text:span> | Aug 2023 – Nov 2024</text:p>
        <text:list xml:id="list744915601155264179" text:style-name="L1">
          <text:list-item>
            <text:p text:style-name="P1">Managed daily operations of a private horse ranch, including property oversight, tenant coordination, and facilities maintenance.</text:p>
          </text:list-item>
        </text:list>
        <text:list xml:id="list4543268849396856659" text:style-name="L2">
          <text:list-item>
            <text:p text:style-name="P2">Served on the board of a registered charitable trust, contributing to organizational governance and strategic philanthropic planning.</text:p>
          </text:list-item>
        </text:list>
        <text:p text:style-name="Text_20_body"><text:span text:style-name="Strong_20_Emphasis">Senior Software Engineer</text:span><text:line-break/><text:span text:style-name="Emphasis">Sunrun</text:span> | Nov 2021 – Jul 2023</text:p>
        <text:list xml:id="list1262535028361895589" text:style-name="WW8Num4">
          <text:list-item>
            <text:p text:style-name="P21">Developed proprietary distributed software for the management and distribution of energy across intrastate power grids. </text:p>
          </text:list-item>
        </text:list>
        <text:p text:style-name="Standard"/>
        <text:p text:style-name="Text_20_body"><text:span text:style-name="Strong_20_Emphasis">Solution Integration Engineer</text:span><text:line-break/><text:span text:style-name="Emphasis">Issuu</text:span> | Jan 2021 – Oct 2021</text:p>
        <text:list xml:id="list2076283479" text:continue-numbering="true" text:style-name="WW8Num4">
          <text:list-item>
            <text:p text:style-name="P5">Designed and implemented integrations between Issuu’s publishing platform and third-party tools such as Adobe and Canva.</text:p>
          </text:list-item>
        </text:list>
        <text:list xml:id="list2042216047845853552" text:style-name="L4">
          <text:list-item>
            <text:p text:style-name="P3">Collaborated with the marketing team to define product priorities and roadmap features.</text:p>
          </text:list-item>
        </text:list>
        <text:list xml:id="list6495535918997005776" text:style-name="L5">
          <text:list-item>
            <text:p text:style-name="P4"><text:soft-page-break/>Sole U.S.-based engineer coordinating with distributed teams in Denmark, Germany, and Portugal.</text:p>
          </text:list-item>
        </text:list>
        <text:p text:style-name="Standard"/>
        <text:p text:style-name="Text_20_body"><text:span text:style-name="Strong_20_Emphasis">Project Manager &amp; Senior Software Engineer</text:span><text:line-break/><text:span text:style-name="Emphasis">Pando (pandopooling.com)</text:span> | Sep 2019 – Sep 2020</text:p>
        <text:list xml:id="list988435658962229232" text:style-name="L6">
          <text:list-item>
            <text:p text:style-name="P6">Led the development of a financial technology platform enabling pooled income contracts as a safety net against income volatility.</text:p>
          </text:list-item>
          <text:list-item>
            <text:p text:style-name="P6">Directed Agile development processes and managed an international engineering team.</text:p>
          </text:list-item>
          <text:list-item>
            <text:p text:style-name="P6">Contributed to product design, feature scoping, and implementation strategy.</text:p>
          </text:list-item>
        </text:list>
        <text:p text:style-name="Text_20_body"/>
        <text:p text:style-name="Text_20_body"><text:span text:style-name="Strong_20_Emphasis">Software Systems Architect &amp; Senior Software Engineer (Contract Roles)</text:span><text:line-break/><text:span text:style-name="Emphasis">Independent Consultant</text:span> | Mar 2018 – Sep 2019</text:p>
        <text:list xml:id="list3454436134233224790" text:style-name="L9">
          <text:list-item>
            <text:p text:style-name="P7">Developed a SaaS licensing server for a major cloud storage provider.</text:p>
          </text:list-item>
          <text:list-item>
            <text:p text:style-name="P7">Built a GIS application for tracking feral animal colonies and TNR programs.</text:p>
          </text:list-item>
          <text:list-item>
            <text:p text:style-name="P7">Consulted on livestock management systems for an agricultural technology startup.</text:p>
          </text:list-item>
        </text:list>
        <text:p text:style-name="Standard"/>
        <text:p text:style-name="Standard"/>
        <text:p text:style-name="Text_20_body"><text:span text:style-name="Strong_20_Emphasis">Software Systems Architect &amp; Engineering Team Lead (Contract)</text:span><text:line-break/><text:span text:style-name="Emphasis">Sapient</text:span> | Oct 2017 – Mar 2018</text:p>
        <text:list xml:id="list3777833797429122500" text:style-name="L10">
          <text:list-item>
            <text:p text:style-name="P8">Led system architecture for a financial services portal, managing a five-person architecture team.</text:p>
          </text:list-item>
          <text:list-item>
            <text:p text:style-name="P8">Delivered full-stack solutions (Angular frontend, Java/PostgreSQL backend).</text:p>
          </text:list-item>
          <text:list-item>
            <text:p text:style-name="P8">Integrated third-party services such as Yodlee, Albridge, and IAM systems.</text:p>
          </text:list-item>
          <text:list-item>
            <text:p text:style-name="P8">Designed containerized microservices architecture using Docker and Rancher.</text:p>
          </text:list-item>
        </text:list>
        <text:p text:style-name="Text_20_body"/>
        <text:p text:style-name="Standard"/>
        <text:p text:style-name="Text_20_body"><text:span text:style-name="Strong_20_Emphasis">Software Systems Architect &amp; Senior Software Engineer (Contract Roles)</text:span><text:line-break/><text:span text:style-name="Emphasis">Independent Consultant</text:span> | Jun 2017 – Oct 2017</text:p>
        <text:list xml:id="list3447647470189721191" text:style-name="L11">
          <text:list-item>
            <text:p text:style-name="P9">Advised Persistent Systems on CIAM project implementation.</text:p>
          </text:list-item>
          <text:list-item>
            <text:p text:style-name="P9">Developed mesh-networked sensor solutions for stealth startups.</text:p>
          </text:list-item>
          <text:list-item>
            <text:p text:style-name="P9">Designed remote-enabled GPS sensor networks for agricultural asset tracking.</text:p>
          </text:list-item>
          <text:list-item>
            <text:p text:style-name="P9">Prototyped a decentralized blockchain platform for local energy trading.</text:p>
          </text:list-item>
        </text:list>
        <text:p text:style-name="Text_20_body"/>
        <text:p text:style-name="Standard"/>
        <text:p text:style-name="Text_20_body"><text:span text:style-name="Strong_20_Emphasis">Lead Technical Consultant, Professional Services</text:span><text:line-break/><text:span text:style-name="Emphasis">Gigya</text:span> | Aug 2014 – Jun 2017</text:p>
        <text:list xml:id="list7303164120442312015" text:style-name="L13">
          <text:list-item>
            <text:p text:style-name="P10">Lead consultant for large-scale CIAM projects across global enterprise clients.</text:p>
          </text:list-item>
          <text:list-item>
            <text:p text:style-name="P10">Designed and deployed integrations involving CMS, CRM, ESP, and DMP platforms.</text:p>
          </text:list-item>
          <text:list-item>
            <text:p text:style-name="P10">Built the Professional Services function from the ground up, including internal documentation and onboarding.</text:p>
          </text:list-item>
          <text:list-item>
            <text:p text:style-name="P10">Notable clients: Turner, Sony, GE, Marriott, Time Warner, NBA, NFL, Universal Music Group, American Heart Association, and others.</text:p>
          </text:list-item>
        </text:list>
        <text:p text:style-name="Standard"/>
        <text:p text:style-name="Text_20_body"><text:span text:style-name="Strong_20_Emphasis">Senior Projects Engineer</text:span><text:span text:style-name="T1"><text:line-break/></text:span><text:span text:style-name="Emphasis"><text:span text:style-name="T1">BeyondCore (Startup)</text:span></text:span><text:span text:style-name="T1"> | Apr 2014 – Aug 2014</text:span></text:p>
        <text:list xml:id="list2139285643113465417" text:style-name="L14">
          <text:list-item>
            <text:p text:style-name="P11">Reported directly to CTO, developing secure system admin tools and release procedures.</text:p>
          </text:list-item>
          <text:list-item>
            <text:p text:style-name="P11">Designed and implemented data connectors for large-scale SQL and NoSQL data sources, enabling integration with high-volume distributed data systems commonly used in big data architectures.</text:p>
          </text:list-item>
        </text:list>
        <text:p text:style-name="Text_20_body"/>
        <text:p text:style-name="Standard"><text:span text:style-name="T1"/></text:p>
        <text:p text:style-name="Text_20_body"><text:span text:style-name="Strong_20_Emphasis">Director of Software Engineering</text:span><text:span text:style-name="T1"><text:line-break/></text:span><text:span text:style-name="Emphasis"><text:span text:style-name="T1">Treofab (Contract)</text:span></text:span><text:span text:style-name="T1"> | Sep 2013 – Mar 2014</text:span></text:p>
        <text:list xml:id="list2456227725397208462" text:style-name="L15">
          <text:list-item>
            <text:p text:style-name="P12"><text:soft-page-break/>Managed distributed development teams for 3D printing and custom manufacturing software.</text:p>
          </text:list-item>
          <text:list-item>
            <text:p text:style-name="P12">Coauthored a patent for a 3D object application builder.</text:p>
          </text:list-item>
          <text:list-item>
            <text:p text:style-name="P12">Built real-time pricing APIs based on CAD/STL object properties, royalty calculations, and international currency conversion. <text:s/></text:p>
          </text:list-item>
          <text:list-item>
            <text:p text:style-name="P12">Developed 3D object editors and custom checkout systems integrated with partner manufacturing services.</text:p>
          </text:list-item>
        </text:list>
        <text:p text:style-name="Standard"/>
        <text:p text:style-name="Standard"/>
        <text:p text:style-name="Text_20_body"><text:span text:style-name="Strong_20_Emphasis">API Projects Manager &amp; Senior Software Engineer</text:span><text:line-break/><text:span text:style-name="Emphasis">Tocata / Revel Touch (Startup)</text:span> | Mar 2012 – Sep 2013</text:p>
        <text:list xml:id="list2603613975790702749" text:style-name="L16">
          <text:list-item>
            <text:p text:style-name="P25">Lead developer of <text:a xlink:type="simple" xlink:href="https://winners.webbyawards.com/2013/apps-software/tablet-and-all-other-devices/shopping-tablet-all-other-devices/146503/design-within-reach-ipad-app" text:style-name="Internet_20_link" text:visited-style-name="Visited_20_Internet_20_Link">Design Within Reach shopping app</text:a>, a 2013 <text:span text:style-name="T2">Webby Award nominee for excellence in mobile commerce</text:span>.</text:p>
            <text:p text:style-name="P25"/>
          </text:list-item>
          <text:list-item>
            <text:p text:style-name="P13">Designed scalable REST APIs for mobile and web commerce platforms.</text:p>
          </text:list-item>
          <text:list-item>
            <text:p text:style-name="P13">Integrated backend systems for Fortune 1000 retail partners.</text:p>
          </text:list-item>
        </text:list>
        <text:p text:style-name="Standard"/>
        <text:p text:style-name="Standard"/>
        <text:p text:style-name="Text_20_body"><text:span text:style-name="Strong_20_Emphasis">Senior Software Engineer</text:span><text:line-break/><text:span text:style-name="Emphasis">iWin</text:span> | Aug 2011 – Mar 2012</text:p>
        <text:list xml:id="list2390419090290403680" text:style-name="L18">
          <text:list-item>
            <text:p text:style-name="P14">Developed branded casual gaming site in partnership with Pogo and Electronic Arts.</text:p>
          </text:list-item>
        </text:list>
        <text:p text:style-name="Standard"/>
        <text:p text:style-name="Standard"/>
        <text:list xml:id="list1016814586" text:continue-list="list554056984" text:style-name="Outline">
          <text:list-item>
            <text:list>
              <text:list-item>
                <text:h text:style-name="Heading_20_2" text:outline-level="2"/>
              </text:list-item>
            </text:list>
          </text:list-item>
        </text:list>
        <text:p text:style-name="Text_20_body"><text:span text:style-name="Strong_20_Emphasis">Monetization and API Systems Engineer</text:span><text:line-break/><text:span text:style-name="Emphasis">Adknowledge</text:span> | Feb 2010 – Aug 2011</text:p>
        <text:list xml:id="list6306371383343456909" text:style-name="L19">
          <text:list-item>
            <text:p text:style-name="P15">Designed monetization, ad services, and payment processing systems for social gaming apps.</text:p>
          </text:list-item>
        </text:list>
        <text:p text:style-name="Standard"/>
        <text:p text:style-name="Text_20_body"><text:span text:style-name="Strong_20_Emphasis">Social Game Developer</text:span><text:line-break/><text:span text:style-name="Emphasis">SGN (Startup)</text:span> | Oct 2008 – Feb 2010</text:p>
        <text:list xml:id="list8142672953726853906" text:style-name="L20">
          <text:list-item>
            <text:p text:style-name="P16">Created Facebook/MySpace social games with dynamic virtual economies.</text:p>
          </text:list-item>
          <text:list-item>
            <text:p text:style-name="P16">Integrated advertising and payment platforms, social authentication, and viral engagement mechanisms.</text:p>
          </text:list-item>
        </text:list>
        <text:p text:style-name="Text_20_body"/>
        <text:p text:style-name="Text_20_body"><text:span text:style-name="Strong_20_Emphasis">Senior Software Engineer</text:span><text:line-break/><text:span text:style-name="Emphasis">TinyPrints (Startup)</text:span> | Jul 2007 – Sep 2008</text:p>
        <text:list xml:id="list1721887839692871646" text:style-name="L21">
          <text:list-item>
            <text:p text:style-name="P17">Early engineering hire; established release processes and coding standards.</text:p>
          </text:list-item>
          <text:list-item>
            <text:p text:style-name="P17">Built core eCommerce systems including checkout, coupons, and gift certificates.</text:p>
          </text:list-item>
        </text:list>
        <text:p text:style-name="Standard"/>
        <text:p text:style-name="Text_20_body"><text:span text:style-name="Strong_20_Emphasis">Senior Software Engineer (Contract)</text:span><text:line-break/><text:span text:style-name="Emphasis">Yahoo Autos</text:span> | Oct 2006 – Jul 2007</text:p>
        <text:list xml:id="list3637065157882890009" text:style-name="L22">
          <text:list-item>
            <text:p text:style-name="P18">Led CMS adoption for Yahoo Autos and managed RSS feed integration on Yahoo homepage.</text:p>
          </text:list-item>
          <text:list-item>
            <text:p text:style-name="P18">Contributed to record-setting engagement during international auto show coverage.</text:p>
          </text:list-item>
        </text:list>
        <text:list xml:id="list1457530859" text:continue-list="list1016814586" text:style-name="Outline">
          <text:list-item>
            <text:list>
              <text:list-item>
                <text:h text:style-name="Heading_20_2" text:outline-level="2"/>
              </text:list-item>
            </text:list>
          </text:list-item>
        </text:list>
        <text:p text:style-name="Text_20_body"/>
        <text:list xml:id="list1904832667" text:continue-numbering="true" text:style-name="Outline">
          <text:list-item>
            <text:h text:style-name="Heading_20_1" text:outline-level="1">Core Competencies:</text:h>
          </text:list-item>
        </text:list>
        <text:p text:style-name="Text_20_body">Programming:</text:p>
        <text:p text:style-name="Text_20_body">JavaScript, TypeScript, Python, Java, C#, C++, Ruby, PHP, Perl, SQL, XML, JSON, HTML, CSS, Assembly</text:p>
        <text:p text:style-name="Text_20_body">Frameworks:</text:p>
        <text:p text:style-name="Text_20_body">Node.js, Django, jQuery, Bootstrap, Prototype, React, Angular</text:p>
        <text:p text:style-name="Text_20_body">Platforms and Integrations:</text:p>
        <text:p text:style-name="Text_20_body">Linux, macOS, Windows, iOS, Android, Docker, CI/CD pipelines, Salesforce, SAP</text:p>
        <text:p text:style-name="Text_20_body">Cloud:</text:p>
        <text:p text:style-name="Text_20_body"><text:soft-page-break/>Amazon Web Services (AWS), Microsoft Azure, and Google Cloud Platform (GCP), GitHub</text:p>
        <text:p text:style-name="Text_20_body">CMS &amp; eCommerce:</text:p>
        <text:p text:style-name="Text_20_body">WordPress, Shopify, Drupal, Wix, and Magento (now Adobe Commerce)</text:p>
        <text:p text:style-name="Text_20_body">Blockchain &amp; Cryptocurrency:</text:p>
        <text:p text:style-name="Text_20_body">Ethereum, Bitcoin, decentralized applications (dApps), smart contracts</text:p>
        <text:p text:style-name="Text_20_body"/>
        <text:p text:style-name="Text_20_body">Copyright 2020-2025 by Jason Laumeister, All Rights Reserved</text:p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charset="x-symbol"/>
    <style:font-face style:name="Wingdings 2" svg:font-family="'Wingdings 2'" style:font-charset="x-symbol"/>
    <style:font-face style:name="Google Sans" svg:font-family="'Google Sans', Roboto, Arial, sans-serif"/>
    <style:font-face style:name="OpenSymbol1" svg:font-family="OpenSymbol"/>
    <style:font-face style:name="OpenSymbol" svg:font-family="OpenSymbol, 'Arial Unicode MS'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Arimo" svg:font-family="Arimo, 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fo:margin-left="0in" fo:margin-right="0in" fo:line-height="115%" fo:orphans="2" fo:widows="2" fo:hyphenation-ladder-count="no-limit" fo:text-indent="0in" style:auto-text-indent="false" fo:padding="0in" fo:border="none" style:writing-mode="lr-tb"/>
      <style:text-properties fo:color="#000000" style:font-name="Arial1" fo:font-size="8pt" fo:language="en" fo:country="none" style:font-name-asian="Arial1" style:font-size-asian="8pt" style:language-asian="en" style:country-asian="US" style:font-name-complex="Arial1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201in" fo:margin-bottom="0.1201in" style:line-height-at-least="0.0693in" fo:keep-together="always" fo:keep-with-next="always"/>
      <style:text-properties fo:font-size="15pt" fo:font-weight="bold" style:font-size-asian="15pt" style:font-weight-asian="bold" style:font-size-complex="15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style:line-height-at-least="0.0693in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Standard" style:next-style-name="Text_20_body" style:default-outline-level="3" style:list-style-name="Outline" style:class="text" style:master-page-name="">
      <style:paragraph-properties fo:margin-top="0.222in" fo:margin-bottom="0.0555in" fo:keep-together="always" style:page-number="auto" fo:keep-with-next="always"/>
      <style:text-properties style:use-window-font-color="true" fo:font-size="12pt" fo:font-weight="bold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945in" fo:margin-bottom="0.0555in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665in" fo:margin-bottom="0.0555in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665in" fo:margin-bottom="0.0555in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Standard" style:next-style-name="Subtitle" style:list-style-name="" style:class="chapter">
      <style:paragraph-properties fo:margin-left="0in" fo:margin-right="0in" fo:margin-top="0in" fo:margin-bottom="0.0417in" style:line-height-at-least="0.0693in" fo:text-align="start" style:justify-single-word="false" fo:keep-together="always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Standard" style:next-style-name="Text_20_body" style:list-style-name="" style:class="chapter">
      <style:paragraph-properties fo:margin-left="0in" fo:margin-right="0in" fo:margin-top="0in" fo:margin-bottom="0.222in" style:line-height-at-least="0.0693in" fo:text-align="start" style:justify-single-word="false" fo:keep-together="always" fo:text-indent="0in" style:auto-text-indent="false" fo:keep-with-next="always"/>
      <style:text-properties fo:font-size="15pt" fo:font-style="italic" style:font-size-asian="15pt" style:font-style-asian="italic" style:font-size-complex="15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" style:font-name-complex="Arial1"/>
    </style:style>
    <style:style style:name="WW8Num3z0" style:family="text">
      <style:text-properties style:font-name="Arial" style:font-name-complex="Arial1"/>
    </style:style>
    <style:style style:name="WW8Num4z0" style:family="text">
      <style:text-properties style:font-name="Arial" style:font-name-complex="Arial1"/>
    </style:style>
    <style:style style:name="WW8Num5z0" style:family="text">
      <style:text-properties style:font-name="Arial" style:font-name-complex="Arial1"/>
    </style:style>
    <style:style style:name="WW8Num6z0" style:family="text">
      <style:text-properties style:font-name="Arial" style:font-name-complex="Arial1"/>
    </style:style>
    <style:style style:name="WW8Num7z0" style:family="text">
      <style:text-properties style:font-name="Arial" style:font-name-complex="Arial1"/>
    </style:style>
    <style:style style:name="WW8Num8z0" style:family="text">
      <style:text-properties style:font-name="Arial" style:font-name-complex="Arial1"/>
    </style:style>
    <style:style style:name="WW8Num9z0" style:family="text">
      <style:text-properties style:font-name="Arial" style:font-name-complex="Arial1"/>
    </style:style>
    <style:style style:name="WW8Num10z0" style:family="text">
      <style:text-properties style:font-name="Arial" style:font-name-complex="Arial1"/>
    </style:style>
    <style:style style:name="WW8Num11z0" style:family="text">
      <style:text-properties style:font-name="Wingdings" style:text-underline-style="none" style:font-name-complex="Wingdings"/>
    </style:style>
    <style:style style:name="WW8Num11z1" style:family="text">
      <style:text-properties style:font-name="Wingdings 2" style:text-underline-style="none" style:font-name-complex="Wingdings 2"/>
    </style:style>
    <style:style style:name="WW8Num11z2" style:family="text">
      <style:text-properties style:font-name="OpenSymbol" style:text-underline-style="none" style:font-name-complex="OpenSymbol"/>
    </style:style>
    <style:style style:name="WW8Num12z0" style:family="text">
      <style:text-properties style:font-name="Arial" style:font-name-complex="Arial1"/>
    </style:style>
    <style:style style:name="WW8Num13z0" style:family="text">
      <style:text-properties style:font-name="Arial" style:font-name-complex="Arial1"/>
    </style:style>
    <style:style style:name="WW8Num14z0" style:family="text">
      <style:text-properties style:font-name="Wingdings" style:text-underline-style="none" style:font-name-complex="Wingdings"/>
    </style:style>
    <style:style style:name="WW8Num14z1" style:family="text">
      <style:text-properties style:font-name="Wingdings 2" style:text-underline-style="none" style:font-name-complex="Wingdings 2"/>
    </style:style>
    <style:style style:name="WW8Num14z2" style:family="text">
      <style:text-properties style:font-name="OpenSymbol" style:text-underline-style="none" style:font-name-complex="OpenSymbo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Arial1" style:font-name-complex="Arial1"/>
    </style:style>
    <style:style style:name="ListLabel_20_2" style:display-name="ListLabel 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2z0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"/>
      </text:list-level-style-bullet>
      <text:list-level-style-bullet text:level="3" text:style-name="WW8Num2z0" style:num-suffix=".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"/>
      </text:list-level-style-bullet>
      <text:list-level-style-bullet text:level="5" text:style-name="WW8Num2z0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"/>
      </text:list-level-style-bullet>
      <text:list-level-style-bullet text:level="6" text:style-name="WW8Num2z0" style:num-suffix=".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"/>
      </text:list-level-style-bullet>
      <text:list-level-style-bullet text:level="8" text:style-name="WW8Num2z0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"/>
      </text:list-level-style-bullet>
      <text:list-level-style-bullet text:level="9" text:style-name="WW8Num2z0" style:num-suffix=".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3z0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"/>
      </text:list-level-style-bullet>
      <text:list-level-style-bullet text:level="3" text:style-name="WW8Num3z0" style:num-suffix=".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"/>
      </text:list-level-style-bullet>
      <text:list-level-style-bullet text:level="4" text:style-name="WW8Num3z0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"/>
      </text:list-level-style-bullet>
      <text:list-level-style-bullet text:level="5" text:style-name="WW8Num3z0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"/>
      </text:list-level-style-bullet>
      <text:list-level-style-bullet text:level="6" text:style-name="WW8Num3z0" style:num-suffix=".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"/>
      </text:list-level-style-bullet>
      <text:list-level-style-bullet text:level="7" text:style-name="WW8Num3z0" style:num-suffix=".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"/>
      </text:list-level-style-bullet>
      <text:list-level-style-bullet text:level="8" text:style-name="WW8Num3z0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"/>
      </text:list-level-style-bullet>
      <text:list-level-style-bullet text:level="9" text:style-name="WW8Num3z0" style:num-suffix=".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4z0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"/>
      </text:list-level-style-bullet>
      <text:list-level-style-bullet text:level="3" text:style-name="WW8Num4z0" style:num-suffix=".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"/>
      </text:list-level-style-bullet>
      <text:list-level-style-bullet text:level="4" text:style-name="WW8Num4z0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"/>
      </text:list-level-style-bullet>
      <text:list-level-style-bullet text:level="5" text:style-name="WW8Num4z0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"/>
      </text:list-level-style-bullet>
      <text:list-level-style-bullet text:level="6" text:style-name="WW8Num4z0" style:num-suffix=".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"/>
      </text:list-level-style-bullet>
      <text:list-level-style-bullet text:level="7" text:style-name="WW8Num4z0" style:num-suffix=".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"/>
      </text:list-level-style-bullet>
      <text:list-level-style-bullet text:level="8" text:style-name="WW8Num4z0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"/>
      </text:list-level-style-bullet>
      <text:list-level-style-bullet text:level="9" text:style-name="WW8Num4z0" style:num-suffix=".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5z0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"/>
      </text:list-level-style-bullet>
      <text:list-level-style-bullet text:level="3" text:style-name="WW8Num5z0" style:num-suffix=".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"/>
      </text:list-level-style-bullet>
      <text:list-level-style-bullet text:level="4" text:style-name="WW8Num5z0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"/>
      </text:list-level-style-bullet>
      <text:list-level-style-bullet text:level="5" text:style-name="WW8Num5z0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"/>
      </text:list-level-style-bullet>
      <text:list-level-style-bullet text:level="6" text:style-name="WW8Num5z0" style:num-suffix=".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"/>
      </text:list-level-style-bullet>
      <text:list-level-style-bullet text:level="7" text:style-name="WW8Num5z0" style:num-suffix=".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"/>
      </text:list-level-style-bullet>
      <text:list-level-style-bullet text:level="8" text:style-name="WW8Num5z0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"/>
      </text:list-level-style-bullet>
      <text:list-level-style-bullet text:level="9" text:style-name="WW8Num5z0" style:num-suffix=".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6z0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"/>
      </text:list-level-style-bullet>
      <text:list-level-style-bullet text:level="3" text:style-name="WW8Num6z0" style:num-suffix=".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"/>
      </text:list-level-style-bullet>
      <text:list-level-style-bullet text:level="4" text:style-name="WW8Num6z0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"/>
      </text:list-level-style-bullet>
      <text:list-level-style-bullet text:level="5" text:style-name="WW8Num6z0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"/>
      </text:list-level-style-bullet>
      <text:list-level-style-bullet text:level="6" text:style-name="WW8Num6z0" style:num-suffix=".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"/>
      </text:list-level-style-bullet>
      <text:list-level-style-bullet text:level="7" text:style-name="WW8Num6z0" style:num-suffix=".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"/>
      </text:list-level-style-bullet>
      <text:list-level-style-bullet text:level="8" text:style-name="WW8Num6z0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"/>
      </text:list-level-style-bullet>
      <text:list-level-style-bullet text:level="9" text:style-name="WW8Num6z0" style:num-suffix=".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7z0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"/>
      </text:list-level-style-bullet>
      <text:list-level-style-bullet text:level="3" text:style-name="WW8Num7z0" style:num-suffix=".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"/>
      </text:list-level-style-bullet>
      <text:list-level-style-bullet text:level="4" text:style-name="WW8Num7z0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"/>
      </text:list-level-style-bullet>
      <text:list-level-style-bullet text:level="5" text:style-name="WW8Num7z0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"/>
      </text:list-level-style-bullet>
      <text:list-level-style-bullet text:level="6" text:style-name="WW8Num7z0" style:num-suffix=".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"/>
      </text:list-level-style-bullet>
      <text:list-level-style-bullet text:level="7" text:style-name="WW8Num7z0" style:num-suffix=".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"/>
      </text:list-level-style-bullet>
      <text:list-level-style-bullet text:level="8" text:style-name="WW8Num7z0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"/>
      </text:list-level-style-bullet>
      <text:list-level-style-bullet text:level="9" text:style-name="WW8Num7z0" style:num-suffix=".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8z0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"/>
      </text:list-level-style-bullet>
      <text:list-level-style-bullet text:level="3" text:style-name="WW8Num8z0" style:num-suffix=".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"/>
      </text:list-level-style-bullet>
      <text:list-level-style-bullet text:level="4" text:style-name="WW8Num8z0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"/>
      </text:list-level-style-bullet>
      <text:list-level-style-bullet text:level="5" text:style-name="WW8Num8z0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"/>
      </text:list-level-style-bullet>
      <text:list-level-style-bullet text:level="6" text:style-name="WW8Num8z0" style:num-suffix=".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"/>
      </text:list-level-style-bullet>
      <text:list-level-style-bullet text:level="7" text:style-name="WW8Num8z0" style:num-suffix=".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"/>
      </text:list-level-style-bullet>
      <text:list-level-style-bullet text:level="8" text:style-name="WW8Num8z0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"/>
      </text:list-level-style-bullet>
      <text:list-level-style-bullet text:level="9" text:style-name="WW8Num8z0" style:num-suffix=".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"/>
      </text:list-level-style-bullet>
      <text:list-level-style-bullet text:level="3" text:style-name="WW8Num9z0" style:num-suffix=".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"/>
      </text:list-level-style-bullet>
      <text:list-level-style-bullet text:level="4" text:style-name="WW8Num9z0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"/>
      </text:list-level-style-bullet>
      <text:list-level-style-bullet text:level="6" text:style-name="WW8Num9z0" style:num-suffix=".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"/>
      </text:list-level-style-bullet>
      <text:list-level-style-bullet text:level="7" text:style-name="WW8Num9z0" style:num-suffix=".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"/>
      </text:list-level-style-bullet>
      <text:list-level-style-bullet text:level="9" text:style-name="WW8Num9z0" style:num-suffix=".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10z0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"/>
      </text:list-level-style-bullet>
      <text:list-level-style-bullet text:level="3" text:style-name="WW8Num10z0" style:num-suffix=".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"/>
      </text:list-level-style-bullet>
      <text:list-level-style-bullet text:level="4" text:style-name="WW8Num10z0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"/>
      </text:list-level-style-bullet>
      <text:list-level-style-bullet text:level="5" text:style-name="WW8Num10z0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"/>
      </text:list-level-style-bullet>
      <text:list-level-style-bullet text:level="6" text:style-name="WW8Num10z0" style:num-suffix=".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"/>
      </text:list-level-style-bullet>
      <text:list-level-style-bullet text:level="7" text:style-name="WW8Num10z0" style:num-suffix=".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"/>
      </text:list-level-style-bullet>
      <text:list-level-style-bullet text:level="8" text:style-name="WW8Num10z0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"/>
      </text:list-level-style-bullet>
      <text:list-level-style-bullet text:level="9" text:style-name="WW8Num10z0" style:num-suffix=".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style="italic" style:font-style-asian="italic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8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398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esume of Jason Laumeister <text:s/>- <text:s/>page </text:span><text:page-number text:select-page="current">2</text:page-number><text:span text:style-name="MT1"> of </text:span><text:page-count style:num-format="1">4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07T13:49:00</meta:creation-date>
    <dc:creator>Jason Laumeister</dc:creator>
    <dc:date>2018-04-03T13:52:36</dc:date>
    <meta:print-date>2018-01-15T23:46:00</meta:print-date>
    <meta:editing-cycles>8</meta:editing-cycles>
    <meta:editing-duration>PT38M1S</meta:editing-duration>
    <meta:generator>OpenOffice/4.1.15$Unix OpenOffice.org_project/4115m2$Build-9813</meta:generator>
    <meta:document-statistic meta:table-count="0" meta:image-count="0" meta:object-count="0" meta:page-count="4" meta:paragraph-count="96" meta:word-count="1098" meta:character-count="792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